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6.907cm" table:align="left"/>
    </style:style>
    <style:style style:name="Tabla1.A" style:family="table-column">
      <style:table-column-properties style:column-width="3.598cm"/>
    </style:style>
    <style:style style:name="Tabla1.B" style:family="table-column">
      <style:table-column-properties style:column-width="2.302cm"/>
    </style:style>
    <style:style style:name="Tabla1.C" style:family="table-column">
      <style:table-column-properties style:column-width="11.007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="0cm" fo:border="none"/>
    </style:style>
    <style:style style:name="Tabla1.2" style:family="table-row">
      <style:table-row-properties fo:background-color="#e7e9eb">
        <style:background-image/>
      </style:table-row-properties>
    </style:style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5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6" style:family="paragraph" style:parent-style-name="Preformatted_20_Text">
      <style:paragraph-properties fo:margin-left="0cm" fo:margin-right="0cm" fo:text-indent="0cm" style:auto-text-indent="false"/>
      <style:text-properties loext:padding="0cm" loext:border="non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9" style:family="paragraph" style:parent-style-name="Preformatted_20_Text">
      <style:paragraph-properties fo:margin-top="0cm" fo:margin-bottom="0.499cm" style:contextual-spacing="false"/>
      <style:text-properties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-left="0.318cm" loext:padding-right="0cm" loext:padding-top="0cm" loext:padding-bottom="0cm" loext:border-left="3pt solid #04aa6d" loext:border-right="none" loext:border-top="none" loext:border-bottom="none"/>
    </style:style>
    <style:style style:name="P13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14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Heading">
      <style:paragraph-properties fo:margin-left="0cm" fo:margin-right="0cm" fo:text-align="start" style:justify-single-word="false" fo:text-indent="0cm" style:auto-text-indent="false"/>
      <style:text-properties officeooo:rsid="001c0e18" officeooo:paragraph-rsid="001c0e18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P18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19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officeooo:paragraph-rsid="001ce95d"/>
    </style:style>
    <style:style style:name="P20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1ce95d"/>
    </style:style>
    <style:style style:name="P21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cdd09" fo:background-color="transparent" loext:char-shading-value="0"/>
    </style:style>
    <style:style style:name="T3" style:family="text">
      <style:text-properties officeooo:rsid="001ce95d" fo:background-color="transparent" loext:char-shading-value="0"/>
    </style:style>
    <style:style style:name="T4" style:family="text">
      <style:text-properties fo:color="#000000" loext:opacity="100%"/>
    </style:style>
    <style:style style:name="T5" style:family="text">
      <style:text-properties fo:color="#ff0000" loext:opacity="100%"/>
    </style:style>
    <style:style style:name="T6" style:family="text">
      <style:text-properties fo:color="#0000cd" loext:opacity="100%"/>
    </style:style>
    <style:style style:name="T7" style:family="text">
      <style:text-properties loext:padding="0cm" loext:border="none"/>
    </style:style>
    <style:style style:name="T8" style:family="text">
      <style:text-properties fo:color="#a52a2a" loext:opacity="100%"/>
    </style:style>
    <style:style style:name="T9" style:family="text">
      <style:text-properties officeooo:rsid="001b9efb"/>
    </style:style>
    <style:style style:name="T10" style:family="text">
      <style:text-properties officeooo:rsid="001b9efb" loext:padding="0cm" loext:border="none"/>
    </style:style>
    <style:style style:name="T11" style:family="text">
      <style:text-properties officeooo:rsid="001c0e18"/>
    </style:style>
    <style:style style:name="T12" style:family="text">
      <style:text-properties officeooo:rsid="001cdd09"/>
    </style:style>
    <style:style style:name="T13" style:family="text">
      <style:text-properties officeooo:rsid="0020b528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fo:border="solid" loext:decorative="false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xlink:href="https://www.w3schools.com/css/exercise.asp?filename=exercise_selectors1" xlink:type="simple">
          <form:properties>
            <form:property form:property-name="PropertyChangeNotificationEnabled" office:value-type="boolean" office:boolean-value="true"/>
          </form:properties>
          <form:text form:name="ex1" form:control-implementation="ooo:com.sun.star.form.component.TextField" xml:id="control1" form:id="control1" form:max-length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x2" form:control-implementation="ooo:com.sun.star.form.component.TextField" xml:id="control2" form:id="control2" form:max-length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electores <text:span text:style-name="T9">de </text:span>CSS</text:h>
      <text:p text:style-name="P17"/>
      <text:p text:style-name="Horizontal_20_Line"/>
      <text:p text:style-name="P3">Un selector de CSS selecciona los elementos HTML a los que desea aplicar estilo.</text:p>
      <text:p text:style-name="Horizontal_20_Line"/>
      <text:h text:style-name="P2" text:outline-level="2">Selectores CSS</text:h>
      <text:p text:style-name="P3">Los selectores CSS se utilizan para "buscar" (o seleccionar) los elementos HTML a los que desea aplicar estilo.</text:p>
      <text:p text:style-name="P3">Podemos dividir los selectores CSS en cinco categorías:</text:p>
      <text:list text:style-name="L1">
        <text:list-item>
          <text:p text:style-name="P18">Selectores simples (seleccione elementos según el nombre, identificación, clase)</text:p>
        </text:list-item>
        <text:list-item>
          <text:p text:style-name="P18"><text:span text:style-name="T2">selectores combinadores </text:span>(selecciona elementos en función de una relación específica entre ellos) <text:span text:style-name="T12">(LOS VEREMOS MÁS ADELANTE)</text:span></text:p>
        </text:list-item>
        <text:list-item>
          <text:p text:style-name="P19"><text:span text:style-name="T3">selectores de pseudoclase </text:span>(seleccionan elementos según un determinado estado) <text:span text:style-name="T12">(LOS VEREMOS MÁS ADELANTE)</text:span></text:p>
        </text:list-item>
        <text:list-item>
          <text:p text:style-name="P19"><text:span text:style-name="T3">selectores de pseudoelementos </text:span>(seleccionan y aplican estilo a una parte de un elemento) <text:span text:style-name="T12">(LOS VEREMOS MÁS ADELANTE)</text:span></text:p>
        </text:list-item>
        <text:list-item>
          <text:p text:style-name="P20"><text:span text:style-name="T3">selectores de atributos </text:span>(seleccione elementos según un atributo o valor de atributo) <text:span text:style-name="T12">(LOS VEREMOS MÁS ADELANTE)</text:span></text:p>
        </text:list-item>
      </text:list>
      <text:p text:style-name="P3"><text:s/></text:p>
      <text:p text:style-name="Horizontal_20_Line"/>
      <text:h text:style-name="P2" text:outline-level="2">El selector de elementos CSS</text:h>
      <text:p text:style-name="P3">El selector de elementos selecciona elementos HTML según el nombre del elemento.</text:p>
      <text:h text:style-name="P4" text:outline-level="3">Ejemplo</text:h>
      <text:p text:style-name="P7">Aquí, todos los elementos &lt;p&gt; de la página estarán alineados al centro, con un color de texto rojo:</text:p>
      <text:p text:style-name="P10">p <text:span text:style-name="T4">{</text:span><text:span text:style-name="T5"><text:line-break/>  text-align</text:span><text:span text:style-name="T4">:</text:span><text:span text:style-name="T6"> center</text:span><text:span text:style-name="T4">;</text:span><text:span text:style-name="T5"><text:line-break/>  color</text:span><text:span text:style-name="T4">:</text:span><text:span text:style-name="T6"> red</text:span><text:span text:style-name="T4">;</text:span><text:span text:style-name="T5"><text:line-break/></text:span><text:span text:style-name="T4">}</text:span></text:p>
      <text:p text:style-name="P8"><text:s/></text:p>
      <text:p text:style-name="Horizontal_20_Line"/>
      <text:h text:style-name="P2" text:outline-level="2">El selector <text:span text:style-name="T13">id</text:span><text:span text:style-name="T9"> en</text:span> CSS</text:h>
      <text:p text:style-name="P3">El selector <text:span text:style-name="T9">id</text:span> utiliza el atributo <text:span text:style-name="T9">id</text:span> de un elemento HTML para seleccionar un elemento específico.</text:p>
      <text:p text:style-name="P3">La identificación de un elemento es única dentro de una página, por lo que el selector <text:span text:style-name="T9">id</text:span> se usa para seleccionar un elemento único.</text:p>
      <text:p text:style-name="P3"><text:soft-page-break/>Para seleccionar un elemento con u<text:span text:style-name="T9">n id específico</text:span>, escriba un carácter almohadilla (#), seguido de<text:span text:style-name="T9">l id</text:span> del elemento.</text:p>
      <text:h text:style-name="P4" text:outline-level="3">Ejemplo</text:h>
      <text:p text:style-name="P7">La siguiente regla CSS se aplicará al elemento HTML con id="para1":</text:p>
      <text:p text:style-name="P10">#para1 <text:span text:style-name="T4">{</text:span><text:span text:style-name="T5"><text:line-break/>  text-align</text:span><text:span text:style-name="T4">:</text:span><text:span text:style-name="T6"> center</text:span><text:span text:style-name="T4">;</text:span><text:span text:style-name="T5"><text:line-break/>  color</text:span><text:span text:style-name="T4">:</text:span><text:span text:style-name="T6"> red</text:span><text:span text:style-name="T4">;</text:span><text:span text:style-name="T5"><text:line-break/></text:span><text:span text:style-name="T4">}</text:span></text:p>
      <text:p text:style-name="P7"><text:s/></text:p>
      <text:p text:style-name="P3"><text:span text:style-name="Strong_20_Emphasis"><text:span text:style-name="T7">Nota: ¡</text:span></text:span><text:span text:style-name="T7">Un nombre </text:span><text:span text:style-name="T10">de id</text:span><text:span text:style-name="T7"> no puede comenzar con un número!</text:span></text:p>
      <text:p text:style-name="Horizontal_20_Line"/>
      <text:h text:style-name="P2" text:outline-level="2">El selector <text:span text:style-name="T13">de </text:span><text:span text:style-name="T9">clas</text:span><text:span text:style-name="T13">e</text:span> CSS</text:h>
      <text:p text:style-name="P3">El selector de clase selecciona elementos HTML con un atributo de clase específico.</text:p>
      <text:p text:style-name="P3">Para seleccionar elementos con una clase específica, escriba un carácter de punto (.), seguido del nombre de la clase.</text:p>
      <text:h text:style-name="P4" text:outline-level="3">Ejemplo</text:h>
      <text:p text:style-name="P7">En este ejemplo, todos los elementos HTML con class="center" serán rojos y estarán alineados en el centro:</text:p>
      <text:p text:style-name="P10">.center <text:span text:style-name="T4">{</text:span><text:span text:style-name="T5"><text:line-break/>  text-align</text:span><text:span text:style-name="T4">:</text:span><text:span text:style-name="T6"> center</text:span><text:span text:style-name="T4">;</text:span><text:span text:style-name="T5"><text:line-break/>  color</text:span><text:span text:style-name="T4">:</text:span><text:span text:style-name="T6"> red</text:span><text:span text:style-name="T4">;</text:span><text:span text:style-name="T5"><text:line-break/></text:span><text:span text:style-name="T4">}</text:span></text:p>
      <text:p text:style-name="P7"><text:s/></text:p>
      <text:p text:style-name="P3">También puede especificar que una clase solo deba afectar a elementos HTML específicos.</text:p>
      <text:h text:style-name="P4" text:outline-level="3">Ejemplo</text:h>
      <text:p text:style-name="P7">En este ejemplo, solo los elementos &lt;p&gt; con class="center" serán rojos y estarán alineados al centro:</text:p>
      <text:p text:style-name="P10">p.center <text:span text:style-name="T4">{</text:span><text:span text:style-name="T5"><text:line-break/>  text-align</text:span><text:span text:style-name="T4">:</text:span><text:span text:style-name="T6"> center</text:span><text:span text:style-name="T4">;</text:span><text:span text:style-name="T5"><text:line-break/>  color</text:span><text:span text:style-name="T4">:</text:span><text:span text:style-name="T6"> red</text:span><text:span text:style-name="T4">;</text:span><text:span text:style-name="T5"><text:line-break/></text:span><text:span text:style-name="T4">}</text:span></text:p>
      <text:p text:style-name="P7"><text:s/></text:p>
      <text:p text:style-name="P3">Los elementos HTML también pueden hacer referencia a más de una clase.</text:p>
      <text:h text:style-name="P4" text:outline-level="3">Ejemplo</text:h>
      <text:p text:style-name="P7">En este ejemplo, el estilo del elemento &lt;p&gt; se ajustará a class="center" y class="large":</text:p>
      <text:p text:style-name="P12"><text:soft-page-break/><text:span text:style-name="T6">&lt;</text:span><text:span text:style-name="T8">p</text:span><text:span text:style-name="T5"> class</text:span><text:span text:style-name="T6">="center large"&gt;</text:span>This paragraph refers to two classes.<text:span text:style-name="T6">&lt;</text:span><text:span text:style-name="T8">/p</text:span><text:span text:style-name="T6">&gt;</text:span></text:p>
      <text:p text:style-name="P7"><text:s/></text:p>
      <text:p text:style-name="P3"><text:span text:style-name="Strong_20_Emphasis"><text:span text:style-name="T7">Nota: ¡ </text:span></text:span><text:span text:style-name="T7">El nombre de una clas</text:span><text:span text:style-name="T10">s </text:span><text:span text:style-name="T7">no puede comenzar con un número!</text:span></text:p>
      <text:p text:style-name="Horizontal_20_Line"/>
      <text:h text:style-name="P2" text:outline-level="2">El selector universal de CSS</text:h>
      <text:p text:style-name="P3">El selector universal (*) selecciona todos los elementos HTML de la página.</text:p>
      <text:h text:style-name="P4" text:outline-level="3">Ejemplo</text:h>
      <text:p text:style-name="P7">La siguiente regla CSS afectará a todos los elementos HTML de la página: </text:p>
      <text:p text:style-name="P10">* <text:span text:style-name="T4">{</text:span><text:span text:style-name="T5"><text:line-break/>  text-align</text:span><text:span text:style-name="T4">:</text:span><text:span text:style-name="T6"> center</text:span><text:span text:style-name="T4">;</text:span><text:span text:style-name="T5"><text:line-break/>  color</text:span><text:span text:style-name="T4">:</text:span><text:span text:style-name="T6"> blue</text:span><text:span text:style-name="T4">;</text:span><text:span text:style-name="T5"><text:line-break/></text:span><text:span text:style-name="T4">}</text:span></text:p>
      <text:p text:style-name="P8"><text:s/></text:p>
      <text:p text:style-name="Horizontal_20_Line"/>
      <text:h text:style-name="P2" text:outline-level="2">El selector de agrupación CSS</text:h>
      <text:p text:style-name="P3">El selector de agrupación selecciona todos los elementos HTML con las mismas definiciones de estilo.</text:p>
      <text:p text:style-name="P3">Mire el siguiente código CSS (los elementos h1, h2 y p tienen las mismas definiciones de estilo):</text:p>
      <text:p text:style-name="P11">h1 <text:span text:style-name="T4">{</text:span><text:span text:style-name="T5"><text:line-break/>  text-align</text:span><text:span text:style-name="T4">:</text:span><text:span text:style-name="T6"> center</text:span><text:span text:style-name="T4">;</text:span><text:span text:style-name="T5"><text:line-break/>  color</text:span><text:span text:style-name="T4">:</text:span><text:span text:style-name="T6"> red</text:span><text:span text:style-name="T4">;</text:span><text:span text:style-name="T5"><text:line-break/></text:span><text:span text:style-name="T4">}</text:span><text:line-break/><text:line-break/>h2 <text:span text:style-name="T4">{</text:span><text:span text:style-name="T5"><text:line-break/>  text-align</text:span><text:span text:style-name="T4">:</text:span><text:span text:style-name="T6"> center</text:span><text:span text:style-name="T4">;</text:span><text:span text:style-name="T5"><text:line-break/>  color</text:span><text:span text:style-name="T4">:</text:span><text:span text:style-name="T6"> red</text:span><text:span text:style-name="T4">;</text:span><text:span text:style-name="T5"><text:line-break/></text:span><text:span text:style-name="T4">}</text:span><text:line-break/><text:line-break/>p <text:span text:style-name="T4">{</text:span><text:span text:style-name="T5"><text:line-break/>  text-align</text:span><text:span text:style-name="T4">:</text:span><text:span text:style-name="T6"> center</text:span><text:span text:style-name="T4">;</text:span><text:span text:style-name="T5"><text:line-break/>  color</text:span><text:span text:style-name="T4">:</text:span><text:span text:style-name="T6"> red</text:span><text:span text:style-name="T4">;</text:span><text:span text:style-name="T5"><text:line-break/></text:span><text:span text:style-name="T4">}</text:span></text:p>
      <text:p text:style-name="P3">Será mejor agrupar los selectores para minimizar el código.</text:p>
      <text:p text:style-name="P3">Para agrupar selectores, separe cada selector con una coma.</text:p>
      <text:h text:style-name="P4" text:outline-level="3">Ejemplo</text:h>
      <text:p text:style-name="P7">En este ejemplo hemos agrupado los selectores del código anterior: </text:p>
      <text:p text:style-name="P10"><text:soft-page-break/>h1, h2, p <text:span text:style-name="T4">{</text:span><text:span text:style-name="T5"><text:line-break/>  text-align</text:span><text:span text:style-name="T4">:</text:span><text:span text:style-name="T6"> center</text:span><text:span text:style-name="T4">;</text:span><text:span text:style-name="T5"><text:line-break/>  color</text:span><text:span text:style-name="T4">:</text:span><text:span text:style-name="T6"> red</text:span><text:span text:style-name="T4">;</text:span><text:span text:style-name="T5"><text:line-break/></text:span><text:span text:style-name="T4">}</text:span></text:p>
      <text:p text:style-name="P8"><text:s/></text:p>
      <text:p text:style-name="Horizontal_20_Line"/>
      <text:h text:style-name="P5" text:outline-level="2">Ejercicio:</text:h>
      <text:p text:style-name="P7">Establezca el color del texto de todos los elementos &lt;p&gt; en rojo.</text:p>
      <text:p text:style-name="P6">&lt;<text:span text:style-name="T11">style</text:span>&gt;</text:p>
      <text:p text:style-name="P6"><draw:control text:anchor-type="as-char" draw:z-index="0" draw:name="Forma1" draw:style-name="gr1" draw:text-style-name="P21" svg:width="0.424cm" svg:height="0.662cm" draw:control="control1"/>{</text:p>
      <text:p text:style-name="P6"><text:s text:c="2"/><draw:control text:anchor-type="as-char" draw:z-index="1" draw:name="Forma2" draw:style-name="gr1" draw:text-style-name="P21" svg:width="1.747cm" svg:height="0.662cm" draw:control="control2"/>r<text:span text:style-name="T11">ed</text:span>;</text:p>
      <text:p text:style-name="P6">}</text:p>
      <text:p text:style-name="P9">&lt;/<text:span text:style-name="T11">style</text:span>&gt;</text:p>
      <text:h text:style-name="P2" text:outline-level="2">Todos los selectores simples de CSS</text:h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4">Selector</text:p>
          </table:table-cell>
          <table:table-cell table:style-name="Tabla1.A1" office:value-type="string">
            <text:p text:style-name="P14">E<text:span text:style-name="T11">jemplo</text:span></text:p>
          </table:table-cell>
          <table:table-cell table:style-name="Tabla1.A1" office:value-type="string">
            <text:p text:style-name="P16">Descripción</text:p>
          </table:table-cell>
        </table:table-row>
        <table:table-row table:style-name="Tabla1.2">
          <table:table-cell table:style-name="Tabla1.A1" office:value-type="string">
            <text:p text:style-name="P13"><text:a xlink:type="simple" xlink:href="https://www.w3schools.com/cssref/sel_id.asp" text:style-name="Internet_20_link" text:visited-style-name="Visited_20_Internet_20_Link"><text:span text:style-name="T1">#id</text:span></text:a></text:p>
          </table:table-cell>
          <table:table-cell table:style-name="Tabla1.A1" office:value-type="string">
            <text:p text:style-name="P13">#firstname</text:p>
          </table:table-cell>
          <table:table-cell table:style-name="Tabla1.A1" office:value-type="string">
            <text:p text:style-name="P13">Selec<text:span text:style-name="T11">ciona el elemento con</text:span> id="firstname"</text:p>
          </table:table-cell>
        </table:table-row>
        <table:table-row table:style-name="Tabla1.1">
          <table:table-cell table:style-name="Tabla1.A1" office:value-type="string">
            <text:p text:style-name="P13"><text:a xlink:type="simple" xlink:href="https://www.w3schools.com/cssref/sel_class.asp" text:style-name="Internet_20_link" text:visited-style-name="Visited_20_Internet_20_Link"><text:span text:style-name="T1">.clas</text:span></text:a><text:span text:style-name="T3">e</text:span></text:p>
          </table:table-cell>
          <table:table-cell table:style-name="Tabla1.A1" office:value-type="string">
            <text:p text:style-name="P13">.intro</text:p>
          </table:table-cell>
          <table:table-cell table:style-name="Tabla1.A1" office:value-type="string">
            <text:p text:style-name="P13">Selec<text:span text:style-name="T11">ciona todos los elementos con</text:span> class="intro"</text:p>
          </table:table-cell>
        </table:table-row>
        <table:table-row table:style-name="Tabla1.2">
          <table:table-cell table:style-name="Tabla1.A1" office:value-type="string">
            <text:p text:style-name="P13"><text:a xlink:type="simple" xlink:href="https://www.w3schools.com/cssref/sel_element_class.asp" text:style-name="Internet_20_link" text:visited-style-name="Visited_20_Internet_20_Link"><text:span text:style-name="Emphasis"><text:span text:style-name="T1">element</text:span></text:span><text:span text:style-name="Emphasis"><text:span text:style-name="T3">o</text:span></text:span><text:span text:style-name="Emphasis"><text:span text:style-name="T1">.clas</text:span></text:span></text:a><text:span text:style-name="T3">e</text:span></text:p>
          </table:table-cell>
          <table:table-cell table:style-name="Tabla1.A1" office:value-type="string">
            <text:p text:style-name="P13">p.intro</text:p>
          </table:table-cell>
          <table:table-cell table:style-name="Tabla1.A1" office:value-type="string">
            <text:p text:style-name="P13"><text:span text:style-name="T11">Selecciona solo los elementos</text:span> &lt;p&gt; <text:span text:style-name="T11">con</text:span> class="intro"</text:p>
          </table:table-cell>
        </table:table-row>
        <table:table-row table:style-name="Tabla1.1">
          <table:table-cell table:style-name="Tabla1.A1" office:value-type="string">
            <text:p text:style-name="P13"><text:a xlink:type="simple" xlink:href="https://www.w3schools.com/cssref/sel_all.asp" text:style-name="Internet_20_link" text:visited-style-name="Visited_20_Internet_20_Link"><text:span text:style-name="T1">*</text:span></text:a></text:p>
          </table:table-cell>
          <table:table-cell table:style-name="Tabla1.A1" office:value-type="string">
            <text:p text:style-name="P13">*</text:p>
          </table:table-cell>
          <table:table-cell table:style-name="Tabla1.A1" office:value-type="string">
            <text:p text:style-name="P13">Selec<text:span text:style-name="T11">ciona todos los elementos</text:span></text:p>
          </table:table-cell>
        </table:table-row>
        <table:table-row table:style-name="Tabla1.2">
          <table:table-cell table:style-name="Tabla1.A1" office:value-type="string">
            <text:p text:style-name="P13"><text:a xlink:type="simple" xlink:href="https://www.w3schools.com/cssref/sel_element.asp" text:style-name="Internet_20_link" text:visited-style-name="Visited_20_Internet_20_Link"><text:span text:style-name="T1">element</text:span></text:a><text:span text:style-name="T3">o</text:span></text:p>
          </table:table-cell>
          <table:table-cell table:style-name="Tabla1.A1" office:value-type="string">
            <text:p text:style-name="P13">p</text:p>
          </table:table-cell>
          <table:table-cell table:style-name="Tabla1.A1" office:value-type="string">
            <text:p text:style-name="P13">Selec<text:span text:style-name="T11">ciona todos los elementos </text:span>&lt;p&gt;</text:p>
          </table:table-cell>
        </table:table-row>
        <table:table-row table:style-name="Tabla1.1">
          <table:table-cell table:style-name="Tabla1.A1" office:value-type="string">
            <text:p text:style-name="P13"><text:a xlink:type="simple" xlink:href="https://www.w3schools.com/cssref/sel_element_comma.asp" text:style-name="Internet_20_link" text:visited-style-name="Visited_20_Internet_20_Link"><text:span text:style-name="T1">element</text:span><text:span text:style-name="T3">o</text:span><text:span text:style-name="T1">,element</text:span><text:span text:style-name="T3">o</text:span><text:span text:style-name="T1">,..</text:span></text:a></text:p>
          </table:table-cell>
          <table:table-cell table:style-name="Tabla1.A1" office:value-type="string">
            <text:p text:style-name="P13">div, p</text:p>
          </table:table-cell>
          <table:table-cell table:style-name="Tabla1.A1" office:value-type="string">
            <text:p text:style-name="P15">Selec<text:span text:style-name="T11">ciona todos los elementos </text:span>&lt;div&gt; <text:span text:style-name="T11">y todos los elementos</text:span> &lt;p&gt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9T17:43:30.658000000</meta:creation-date>
    <dc:date>2024-03-11T19:51:50.459000000</dc:date>
    <meta:editing-duration>PT12M21S</meta:editing-duration>
    <meta:editing-cycles>6</meta:editing-cycles>
    <meta:generator>LibreOffice/7.6.0.3$Windows_X86_64 LibreOffice_project/69edd8b8ebc41d00b4de3915dc82f8f0fc3b6265</meta:generator>
    <meta:document-statistic meta:table-count="1" meta:image-count="0" meta:object-count="0" meta:page-count="4" meta:paragraph-count="89" meta:word-count="615" meta:character-count="3870" meta:non-whitespace-character-count="3291"/>
  </office:meta>
</office:document-meta>
</file>